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51cm" svg:stroke-color="#ffffff" draw:marker-start-width="0.276cm" draw:marker-end-width="0.276cm" draw:fill="solid" draw:fill-color="#ff6633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ffff" draw:marker-start-width="0.276cm" draw:marker-end-width="0.276cm" draw:fill="solid" draw:fill-color="#00458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2cm" draw:marker-end-width="0.2cm" draw:fill="solid" draw:fill-color="#7e0021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7" style:family="graphic" style:parent-style-name="standard">
      <style:graphic-properties svg:stroke-width="0.051cm" draw:marker-start-width="0.2cm" draw:marker-end-width="0.2cm" draw:fill="solid" draw:fill-color="#6b2394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1.771cm"/>
    </style:style>
    <style:style style:name="gr9" style:family="graphic" style:parent-style-name="standard">
      <style:graphic-properties draw:stroke="none" svg:stroke-width="0.051cm" svg:stroke-color="#ffffff" draw:marker-start-width="0.276cm" draw:marker-end-width="0.276cm" draw:fill="solid" draw:fill-color="#b3b3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5c8526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4b1f6f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fill="solid" draw:fill-color="#ffd320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draw:stroke="solid" draw:fill="solid" draw:fill-color="#800000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051cm" draw:marker-start-width="0.276cm" draw:marker-end-width="0.276cm" draw:fill="solid" draw:fill-color="#4c4c4c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solid" draw:fill-color="#99284c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cm" draw:marker-start-width="0.2cm" draw:marker-end-width="0.2cm" draw:fill="solid" draw:fill-color="#0084d1" draw:textarea-horizontal-align="justify" draw:textarea-vertical-align="middle" draw:auto-grow-height="false" fo:padding-top="0.1cm" fo:padding-bottom="0.1cm" fo:padding-left="0.225cm" fo:padding-right="0.225cm"/>
    </style:style>
    <style:style style:name="gr18" style:family="graphic" style:parent-style-name="standard">
      <style:graphic-properties draw:stroke="solid" draw:fill="solid" draw:fill-color="#4c19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start"/>
      <style:text-properties fo:color="#ffffff"/>
    </style:style>
    <style:style style:name="P5" style:family="paragraph">
      <style:text-properties fo:color="#ffffff"/>
    </style:style>
    <style:style style:name="P6" style:family="paragraph">
      <style:text-properties fo:color="#ffffff" fo:font-weight="bold" style:font-weight-asian="bold" style:font-weight-complex="bold"/>
    </style:style>
    <style:style style:name="P7" style:family="paragraph">
      <style:paragraph-properties fo:text-align="center"/>
      <style:text-properties fo:color="#23ff23"/>
    </style:style>
    <style:style style:name="P8" style:family="paragraph">
      <style:paragraph-properties fo:text-align="center"/>
      <style:text-properties fo:color="#000000"/>
    </style:style>
    <style:style style:name="T1" style:family="text">
      <style:text-properties fo:color="#ffffff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23ff23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5.715cm" svg:x="7.604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5.715cm" svg:x="1.635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684cm" svg:height="7.112cm" svg:x="1.635cm" svg:y="7.731cm">
          <text:p/>
          <draw:enhanced-geometry svg:viewBox="0 0 21600 21600" draw:type="rectangle" draw:enhanced-path="M 0 0 L 21600 0 21600 21600 0 21600 0 0 Z N"/>
        </draw:custom-shape>
        <draw:rect draw:style-name="gr3" draw:text-style-name="P2" draw:layer="layout" svg:width="3.556cm" svg:height="1.27cm" svg:x="8.112cm" svg:y="9.382cm">
          <text:p text:style-name="P2">order</text:p>
        </draw:rect>
        <draw:rect draw:style-name="gr4" draw:text-style-name="P1" draw:layer="layout" svg:width="5.08cm" svg:height="1.27cm" svg:x="2.524cm" svg:y="9.382cm">
          <text:p text:style-name="P1">WaitPool</text:p>
        </draw:rect>
        <draw:rect draw:style-name="gr5" draw:text-style-name="P3" draw:layer="layout" svg:width="3.556cm" svg:height="1.143cm" svg:x="8.112cm" svg:y="11.16cm">
          <text:p text:style-name="P3">Release</text:p>
        </draw:rect>
        <draw:rect draw:style-name="gr6" draw:text-style-name="P4" draw:layer="layout" svg:width="5.08cm" svg:height="1.016cm" svg:x="2.524cm" svg:y="11.16cm">
          <text:p text:style-name="P4">PriorWaitPool</text:p>
        </draw:rect>
        <draw:rect draw:style-name="gr7" draw:text-style-name="P3" draw:layer="layout" svg:width="5.08cm" svg:height="1.016cm" svg:x="2.524cm" svg:y="12.811cm">
          <text:p text:style-name="P3"><text:span text:style-name="T1">Buffer</text:span></text:p>
        </draw:rect>
        <draw:frame draw:style-name="gr8" draw:text-style-name="P6" draw:layer="layout" svg:width="3.186cm" svg:height="1.377cm" svg:x="2.386cm" svg:y="7.878cm">
          <draw:text-box>
            <text:p text:style-name="P5"><text:span text:style-name="T2">B-S-S</text:span></text:p>
          </draw:text-box>
        </draw:frame>
        <draw:custom-shape draw:style-name="gr9" draw:text-style-name="P1" draw:layer="layout" svg:width="3.556cm" svg:height="1.016cm" svg:x="8.112cm" svg:y="12.811cm">
          <text:p text:style-name="P1">Clock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953cm" svg:height="2.794cm" svg:x="13.827cm" svg:y="11.922cm">
          <text:p text:style-name="P7"><text:span text:style-name="T3">TheMatrix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.953cm" svg:height="2.794cm" svg:x="13.827cm" svg:y="8.366cm">
          <text:p text:style-name="P8">SimpleGraphics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953cm" svg:height="2.794cm" svg:x="13.827cm" svg:y="4.81cm">
          <text:p text:style-name="P3"><text:span text:style-name="T1">Singhal Heuristic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08cm" svg:height="1.688cm" svg:x="7.921cm" svg:y="4.937cm">
          <text:p text:style-name="P8"><text:span text:style-name="T4">Egg Genera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953cm" svg:height="2.159cm" svg:x="2.016cm" svg:y="2.143cm">
          <text:p text:style-name="P3"><text:span text:style-name="T1">Link Construc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302cm" svg:height="1.778cm" svg:x="8.81cm" svg:y="2.397cm">
          <text:p text:style-name="P3"><text:span text:style-name="T1">Feeder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064cm" svg:height="2.159cm" svg:x="14.335cm" svg:y="2.143cm">
          <text:p text:style-name="P3"><text:span text:style-name="T1">Cyborg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953cm" svg:height="1.016cm" svg:x="2.016cm" svg:y="4.81cm">
          <text:p text:style-name="P3"><text:span text:style-name="T1">Receiver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4.953cm" svg:height="1.016cm" svg:x="2.016cm" svg:y="6.207cm">
          <text:p text:style-name="P3"><text:span text:style-name="T1">Transpor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6T15:55:42.15</meta:creation-date>
    <dc:date>2012-12-06T16:30:53.20</dc:date>
    <meta:editing-duration>PT31M14S</meta:editing-duration>
    <meta:editing-cycles>28</meta:editing-cycles>
    <meta:generator>LibreOffice/3.6$Windows_x86 LibreOffice_project/58f22d5-270d05a-e2abed1-ea17a85-9b5702</meta:generator>
    <meta:document-statistic meta:object-count="19"/>
  </office:meta>
</office:document-meta>
</file>